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9pt"/>
    </style:style>
    <style:style style:name="co2" style:family="table-column">
      <style:table-column-properties fo:break-before="auto" style:column-width="87.96pt"/>
    </style:style>
    <style:style style:name="co3" style:family="table-column">
      <style:table-column-properties fo:break-before="auto" style:column-width="58.31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91.39pt"/>
    </style:style>
    <style:style style:name="co6" style:family="table-column">
      <style:table-column-properties fo:break-before="auto" style:column-width="84.56pt"/>
    </style:style>
    <style:style style:name="co7" style:family="table-column">
      <style:table-column-properties fo:break-before="auto" style:column-width="97.4pt"/>
    </style:style>
    <style:style style:name="co8" style:family="table-column">
      <style:table-column-properties fo:break-before="auto" style:column-width="81.95pt"/>
    </style:style>
    <style:style style:name="co9" style:family="table-column">
      <style:table-column-properties fo:break-before="auto" style:column-width="94.8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43.71pt"/>
    </style:style>
    <style:style style:name="co12" style:family="table-column">
      <style:table-column-properties fo:break-before="auto" style:column-width="85.75pt"/>
    </style:style>
    <style:style style:name="co13" style:family="table-column">
      <style:table-column-properties fo:break-before="auto" style:column-width="86.6pt"/>
    </style:style>
    <style:style style:name="co14" style:family="table-column">
      <style:table-column-properties fo:break-before="auto" style:column-width="57.46pt"/>
    </style:style>
    <style:style style:name="co15" style:family="table-column">
      <style:table-column-properties fo:break-before="auto" style:column-width="121.75pt"/>
    </style:style>
    <style:style style:name="co16" style:family="table-column">
      <style:table-column-properties fo:break-before="auto" style:column-width="125.21pt"/>
    </style:style>
    <style:style style:name="co17" style:family="table-column">
      <style:table-column-properties fo:break-before="auto" style:column-width="114.89pt"/>
    </style:style>
    <style:style style:name="co18" style:family="table-column">
      <style:table-column-properties fo:break-before="auto" style:column-width="118.35pt"/>
    </style:style>
    <style:style style:name="co19" style:family="table-column">
      <style:table-column-properties fo:break-before="auto" style:column-width="128.64pt"/>
    </style:style>
    <style:style style:name="co20" style:family="table-column">
      <style:table-column-properties fo:break-before="auto" style:column-width="132.04pt"/>
    </style:style>
    <style:style style:name="co21" style:family="table-column">
      <style:table-column-properties fo:break-before="auto" style:column-width="130.34pt"/>
    </style:style>
    <style:style style:name="co22" style:family="table-column">
      <style:table-column-properties fo:break-before="auto" style:column-width="133.8pt"/>
    </style:style>
    <style:style style:name="co23" style:family="table-column">
      <style:table-column-properties fo:break-before="auto" style:column-width="122.66pt"/>
    </style:style>
    <style:style style:name="co24" style:family="table-column">
      <style:table-column-properties fo:break-before="auto" style:column-width="124.36pt"/>
    </style:style>
    <style:style style:name="co25" style:family="table-column">
      <style:table-column-properties fo:break-before="auto" style:column-width="126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2"/>
    <style:style style:name="ce2" style:family="table-cell" style:parent-style-name="Default" style:data-style-name="N61"/>
    <style:style style:name="ce3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hoton counts from a 1 W um source in different situati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lescope</text:p>
          </table:table-cell>
          <table:table-cell office:value-type="string" calcext:value-type="string">
            <text:p>Aperture (m)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Min Dist (1e8 cm)</text:p>
          </table:table-cell>
          <table:table-cell office:value-type="string" calcext:value-type="string">
            <text:p>Max dist (1e8 cm)</text:p>
          </table:table-cell>
          <table:table-cell office:value-type="string" calcext:value-type="string">
            <text:p>Max flux for pi sr</text:p>
          </table:table-cell>
          <table:table-cell office:value-type="string" calcext:value-type="string">
            <text:p>Max flux for 1e-6 sr</text:p>
          </table:table-cell>
          <table:table-cell office:value-type="string" calcext:value-type="string">
            <text:p>Min flux for pi sr</text:p>
          </table:table-cell>
          <table:table-cell office:value-type="string" calcext:value-type="string">
            <text:p>Min flux for 1e-6 sr</text:p>
          </table:table-cell>
        </table:table-row>
        <table:table-row table:style-name="ro1">
          <table:table-cell office:value-type="string" calcext:value-type="string">
            <text:p>JSWST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L2 Halo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style-name="ce3" table:formula="of:=[.$C$16]*[.$D$16]/([.$A$16]*[.$B$16])*(PI()/(PI()))*[.$B4]^2/([.$D4]*1000000)^2" office:value-type="float" office:value="236323.805531866" calcext:value-type="float">
            <text:p>2.363E+05</text:p>
          </table:table-cell>
          <table:table-cell table:style-name="ce3" table:formula="of:=[.$C$16]*[.$D$16]/([.$A$16]*[.$B$16])*(PI()/(0.000001))*[.$B4]^2/([.$D4]*1000000)^2" office:value-type="float" office:value="742433131327.293" calcext:value-type="float">
            <text:p>7.424E+11</text:p>
          </table:table-cell>
          <table:table-cell table:style-name="ce3" table:formula="of:=[.$C$16]*[.$D$16]/([.$A$16]*[.$B$16])*(PI()/(PI()))*[.$B4]^2/([.$E4]*1000000)^2" office:value-type="float" office:value="850.765699914718" calcext:value-type="float">
            <text:p>8.508E+02</text:p>
          </table:table-cell>
          <table:table-cell table:style-name="ce3" table:formula="of:=[.$C$16]*[.$D$16]/([.$A$16]*[.$B$16])*(PI()/(0.000001))*[.$B4]^2/([.$E4]*1000000)^2" office:value-type="float" office:value="2672759272.77826" calcext:value-type="float">
            <text:p>2.673E+09</text:p>
          </table:table-cell>
        </table:table-row>
        <table:table-row table:style-name="ro1">
          <table:table-cell office:value-type="string" calcext:value-type="string">
            <text:p>NGRS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2 Halo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style-name="ce3" table:formula="of:=[.$C$16]*[.$D$16]/([.$A$16]*[.$B$16])*(PI()/(PI()))*[.$B5]^2/([.$D5]*1000000)^2" office:value-type="float" office:value="34959.1428301577" calcext:value-type="float">
            <text:p>3.496E+04</text:p>
          </table:table-cell>
          <table:table-cell table:style-name="ce3" table:formula="of:=[.$C$16]*[.$D$16]/([.$A$16]*[.$B$16])*(PI()/(0.000001))*[.$B5]^2/([.$D5]*1000000)^2" office:value-type="float" office:value="109827386291.02" calcext:value-type="float">
            <text:p>1.098E+11</text:p>
          </table:table-cell>
          <table:table-cell table:style-name="ce3" table:formula="of:=[.$C$16]*[.$D$16]/([.$A$16]*[.$B$16])*(PI()/(PI()))*[.$B5]^2/([.$E5]*1000000)^2" office:value-type="float" office:value="125.852914188568" calcext:value-type="float">
            <text:p>1.259E+02</text:p>
          </table:table-cell>
          <table:table-cell table:style-name="ce3" table:formula="of:=[.$C$16]*[.$D$16]/([.$A$16]*[.$B$16])*(PI()/(0.000001))*[.$B5]^2/([.$E5]*1000000)^2" office:value-type="float" office:value="395378590.647671" calcext:value-type="float">
            <text:p>3.954E+08</text:p>
          </table:table-cell>
        </table:table-row>
        <table:table-row table:style-name="ro1">
          <table:table-cell office:value-type="string" calcext:value-type="string">
            <text:p>LSST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L2 Halo</text:p>
          </table:table-cell>
          <table:table-cell table:number-columns-repeated="2" office:value-type="float" office:value="1500" calcext:value-type="float">
            <text:p>1500</text:p>
          </table:table-cell>
          <table:table-cell table:style-name="ce3" table:formula="of:=[.$C$16]*[.$D$16]/([.$A$16]*[.$B$16])*(PI()/(PI()))*[.$B6]^2/([.$D6]*1000000)^2" office:value-type="float" office:value="100.43621898533" calcext:value-type="float">
            <text:p>1.004E+02</text:p>
          </table:table-cell>
          <table:table-cell table:style-name="ce3" table:formula="of:=[.$C$16]*[.$D$16]/([.$A$16]*[.$B$16])*(PI()/(0.000001))*[.$B6]^2/([.$D6]*1000000)^2" office:value-type="float" office:value="315529687.718648" calcext:value-type="float">
            <text:p>3.155E+08</text:p>
          </table:table-cell>
          <table:table-cell table:style-name="ce3" table:formula="of:=[.$C$16]*[.$D$16]/([.$A$16]*[.$B$16])*(PI()/(PI()))*[.$B6]^2/([.$E6]*1000000)^2" office:value-type="float" office:value="100.43621898533" calcext:value-type="float">
            <text:p>1.004E+02</text:p>
          </table:table-cell>
          <table:table-cell table:style-name="ce3" table:formula="of:=[.$C$16]*[.$D$16]/([.$A$16]*[.$B$16])*(PI()/(0.000001))*[.$B6]^2/([.$E6]*1000000)^2" office:value-type="float" office:value="315529687.718648" calcext:value-type="float">
            <text:p>3.155E+08</text:p>
          </table:table-cell>
        </table:table-row>
        <table:table-row table:style-name="ro1">
          <table:table-cell office:value-type="string" calcext:value-type="string">
            <text:p>NSIFS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2 Halo</text:p>
          </table:table-cell>
          <table:table-cell table:number-columns-repeated="2" office:value-type="float" office:value="1500" calcext:value-type="float">
            <text:p>1500</text:p>
          </table:table-cell>
          <table:table-cell table:style-name="ce3" table:formula="of:=[.$C$16]*[.$D$16]/([.$A$16]*[.$B$16])*(PI()/(PI()))*[.$B7]^2/([.$D7]*1000000)^2" office:value-type="float" office:value="12.8873384129093" calcext:value-type="float">
            <text:p>1.289E+01</text:p>
          </table:table-cell>
          <table:table-cell table:style-name="ce3" table:formula="of:=[.$C$16]*[.$D$16]/([.$A$16]*[.$B$16])*(PI()/(0.000001))*[.$B7]^2/([.$D7]*1000000)^2" office:value-type="float" office:value="40486767.6823215" calcext:value-type="float">
            <text:p>4.049E+07</text:p>
          </table:table-cell>
          <table:table-cell table:style-name="ce3" table:formula="of:=[.$C$16]*[.$D$16]/([.$A$16]*[.$B$16])*(PI()/(PI()))*[.$B7]^2/([.$E7]*1000000)^2" office:value-type="float" office:value="12.8873384129093" calcext:value-type="float">
            <text:p>1.289E+01</text:p>
          </table:table-cell>
          <table:table-cell table:style-name="ce3" table:formula="of:=[.$C$16]*[.$D$16]/([.$A$16]*[.$B$16])*(PI()/(0.000001))*[.$B7]^2/([.$E7]*1000000)^2" office:value-type="float" office:value="40486767.6823215" calcext:value-type="float">
            <text:p>4.049E+07</text:p>
          </table:table-cell>
        </table:table-row>
        <table:table-row table:style-name="ro1">
          <table:table-cell office:value-type="string" calcext:value-type="string">
            <text:p>LSST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HEO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3" table:formula="of:=[.$C$16]*[.$D$16]/([.$A$16]*[.$B$16])*(PI()/(PI()))*[.$B8]^2/([.$D8]*1000000)^2" office:value-type="float" office:value="225981492.716992" calcext:value-type="float">
            <text:p>2.260E+08</text:p>
          </table:table-cell>
          <table:table-cell table:style-name="ce3" table:formula="of:=[.$C$16]*[.$D$16]/([.$A$16]*[.$B$16])*(PI()/(0.000001))*[.$B8]^2/([.$D8]*1000000)^2" office:value-type="float" office:value="709941797366958" calcext:value-type="float">
            <text:p>7.099E+14</text:p>
          </table:table-cell>
          <table:table-cell table:style-name="ce3" table:formula="of:=[.$C$16]*[.$D$16]/([.$A$16]*[.$B$16])*(PI()/(PI()))*[.$B8]^2/([.$E8]*1000000)^2" office:value-type="float" office:value="6974.7374295368" calcext:value-type="float">
            <text:p>6.975E+03</text:p>
          </table:table-cell>
          <table:table-cell table:style-name="ce3" table:formula="of:=[.$C$16]*[.$D$16]/([.$A$16]*[.$B$16])*(PI()/(0.000001))*[.$B8]^2/([.$E8]*1000000)^2" office:value-type="float" office:value="21911783869.3506" calcext:value-type="float">
            <text:p>2.191E+10</text:p>
          </table:table-cell>
        </table:table-row>
        <table:table-row table:style-name="ro1">
          <table:table-cell office:value-type="string" calcext:value-type="string">
            <text:p>NSIFS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HEO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3" table:formula="of:=[.$C$16]*[.$D$16]/([.$A$16]*[.$B$16])*(PI()/(PI()))*[.$B9]^2/([.$D9]*1000000)^2" office:value-type="float" office:value="28996511.429046" calcext:value-type="float">
            <text:p>2.900E+07</text:p>
          </table:table-cell>
          <table:table-cell table:style-name="ce3" table:formula="of:=[.$C$16]*[.$D$16]/([.$A$16]*[.$B$16])*(PI()/(0.000001))*[.$B9]^2/([.$D9]*1000000)^2" office:value-type="float" office:value="91095227285223.4" calcext:value-type="float">
            <text:p>9.110E+13</text:p>
          </table:table-cell>
          <table:table-cell table:style-name="ce3" table:formula="of:=[.$C$16]*[.$D$16]/([.$A$16]*[.$B$16])*(PI()/(PI()))*[.$B9]^2/([.$E9]*1000000)^2" office:value-type="float" office:value="894.954056452037" calcext:value-type="float">
            <text:p>8.950E+02</text:p>
          </table:table-cell>
          <table:table-cell table:style-name="ce3" table:formula="of:=[.$C$16]*[.$D$16]/([.$A$16]*[.$B$16])*(PI()/(0.000001))*[.$B9]^2/([.$E9]*1000000)^2" office:value-type="float" office:value="2811581089.05011" calcext:value-type="float">
            <text:p>2.812E+09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λ (m)</text:p>
          </table:table-cell>
          <table:table-cell table:number-columns-repeated="5"/>
        </table:table-row>
        <table:table-row table:style-name="ro1">
          <table:table-cell office:value-type="float" office:value="299792458" calcext:value-type="float">
            <text:p>299792458</text:p>
          </table:table-cell>
          <table:table-cell table:style-name="ce1" office:value-type="float" office:value="6.62607015E-034" calcext:value-type="float">
            <text:p>6.62607015E-3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1" calcext:value-type="float">
            <text:p>1.00E-06</text:p>
          </table:table-cell>
          <table:table-cell table:number-columns-repeated="5"/>
        </table:table-row>
      </table:table>
      <table:table table:name="Sheet2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6" table:default-cell-style-name="ce3"/>
        <table:table-column table:style-name="co24" table:default-cell-style-name="ce3"/>
        <table:table-column table:style-name="co25" table:default-cell-style-name="ce3"/>
        <table:table-row table:style-name="ro1">
          <table:table-cell office:value-type="string" calcext:value-type="string">
            <text:p>photon counts from a 1 W ,1 µm source in different situations</text:p>
          </table:table-cell>
          <table:table-cell table:number-columns-repeated="5"/>
          <table:table-cell table:style-name="Default" table:number-columns-repeated="12"/>
        </table:table-row>
        <table:table-row table:style-name="ro1">
          <table:table-cell table:number-columns-repeated="6"/>
          <table:table-cell table:style-name="Default" table:number-columns-repeated="12"/>
        </table:table-row>
        <table:table-row table:style-name="ro1">
          <table:table-cell office:value-type="string" calcext:value-type="string">
            <text:p>Telescope</text:p>
          </table:table-cell>
          <table:table-cell office:value-type="string" calcext:value-type="string">
            <text:p>Aperture (m)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Min Dist (1e8 cm)</text:p>
          </table:table-cell>
          <table:table-cell office:value-type="string" calcext:value-type="string">
            <text:p>Max dist (1e8 cm)</text:p>
          </table:table-cell>
          <table:table-cell office:value-type="string" calcext:value-type="string">
            <text:p>area (m^2)</text:p>
          </table:table-cell>
          <table:table-cell table:style-name="Default" office:value-type="string" calcext:value-type="string">
            <text:p>Photons/m² (min dist, 4π)</text:p>
          </table:table-cell>
          <table:table-cell table:style-name="Default" office:value-type="string" calcext:value-type="string">
            <text:p>Photons/m² (max dist, 4π)</text:p>
          </table:table-cell>
          <table:table-cell table:style-name="Default" office:value-type="string" calcext:value-type="string">
            <text:p>Photons/m² (min dist, π)</text:p>
          </table:table-cell>
          <table:table-cell table:style-name="Default" office:value-type="string" calcext:value-type="string">
            <text:p>Photons/m² (max dist, π)</text:p>
          </table:table-cell>
          <table:table-cell table:style-name="Default" office:value-type="string" calcext:value-type="string">
            <text:p>Photons/m² (min dist, 4e-6)</text:p>
          </table:table-cell>
          <table:table-cell table:style-name="Default" office:value-type="string" calcext:value-type="string">
            <text:p>Photons/m² (max dist, 4e-6)</text:p>
          </table:table-cell>
          <table:table-cell table:style-name="Default" office:value-type="string" calcext:value-type="string">
            <text:p>Photons/m² (min dist, 1e-6)</text:p>
          </table:table-cell>
          <table:table-cell table:style-name="Default" office:value-type="string" calcext:value-type="string">
            <text:p>Photons/m² (max dist, 1e-6)</text:p>
          </table:table-cell>
          <table:table-cell table:style-name="Default" office:value-type="string" calcext:value-type="string">
            <text:p>Photons/m² (min dist, π/4)</text:p>
          </table:table-cell>
          <table:table-cell table:style-name="Default" office:value-type="string" calcext:value-type="string">
            <text:p>Photons/m² (max dist, π/4)</text:p>
          </table:table-cell>
          <table:table-cell table:style-name="Default" office:value-type="string" calcext:value-type="string">
            <text:p>Photons/m² (min dist, 1 sr)</text:p>
          </table:table-cell>
          <table:table-cell table:style-name="Default" office:value-type="string" calcext:value-type="string">
            <text:p>Photons/m² (max dist, 1 sr)</text:p>
          </table:table-cell>
        </table:table-row>
        <table:table-row table:style-name="ro1">
          <table:table-cell office:value-type="string" calcext:value-type="string">
            <text:p>JSWST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L2 Halo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formula="of:=[.B4]^2*PI()/4" office:value-type="float" office:value="33.1830724035422" calcext:value-type="float">
            <text:p>33.1830724035422</text:p>
          </table:table-cell>
          <table:table-cell table:formula="of:=[.$E$16]/(4*PI()*([.$D4]*1000000)^2)" office:value-type="float" office:value="445.113631014015" calcext:value-type="float">
            <text:p>4.451E+02</text:p>
          </table:table-cell>
          <table:table-cell table:formula="of:=[.$E$16]/(4*PI()*([.$E4]*1000000)^2)" office:value-type="float" office:value="1.60240907165045" calcext:value-type="float">
            <text:p>1.602E+00</text:p>
          </table:table-cell>
          <table:table-cell table:formula="of:=[.$E$16]/(PI()*([.$D4]*1000000)^2)" office:value-type="float" office:value="1780.45452405606" calcext:value-type="float">
            <text:p>1.780E+03</text:p>
          </table:table-cell>
          <table:table-cell table:formula="of:=[.$E$16]/(PI()*([.$E4]*1000000)^2)" office:value-type="float" office:value="6.40963628660182" calcext:value-type="float">
            <text:p>6.410E+00</text:p>
          </table:table-cell>
          <table:table-cell table:formula="of:=[.$E$16]/(0.000004*([.$D4]*1000000)^2)" office:value-type="float" office:value="1398365713.20631" calcext:value-type="float">
            <text:p>1.398E+09</text:p>
          </table:table-cell>
          <table:table-cell table:formula="of:=[.$E$16]/(0.000004*([.$E4]*1000000)^2)" office:value-type="float" office:value="5034116.56754271" calcext:value-type="float">
            <text:p>5.034E+06</text:p>
          </table:table-cell>
          <table:table-cell table:formula="of:=[.$E$16]/(0.000001*([.$D4]*1000000)^2)" office:value-type="float" office:value="5593462852.82523" calcext:value-type="float">
            <text:p>5.593E+09</text:p>
          </table:table-cell>
          <table:table-cell table:formula="of:=[.$E$16]/(0.000001*([.$E4]*1000000)^2)" office:value-type="float" office:value="20136466.2701708" calcext:value-type="float">
            <text:p>2.014E+07</text:p>
          </table:table-cell>
          <table:table-cell table:formula="of:=[.$E$16]/(PI()/4*([.$D4]*1000000)^2)" office:value-type="float" office:value="7121.81809622424" calcext:value-type="float">
            <text:p>7.122E+03</text:p>
          </table:table-cell>
          <table:table-cell table:formula="of:=[.$E$16]/(PI()/4*([.$E4]*1000000)^2)" office:value-type="float" office:value="25.6385451464073" calcext:value-type="float">
            <text:p>2.564E+01</text:p>
          </table:table-cell>
          <table:table-cell table:formula="of:=[.$E$16]/(1*([.$D4]*1000000)^2)" office:value-type="float" office:value="5593.46285282523" calcext:value-type="float">
            <text:p>5.593E+03</text:p>
          </table:table-cell>
          <table:table-cell table:formula="of:=[.$E$16]/(1*([.$E4]*1000000)^2)" office:value-type="float" office:value="20.1364662701708" calcext:value-type="float">
            <text:p>2.014E+01</text:p>
          </table:table-cell>
        </table:table-row>
        <table:table-row table:style-name="ro1">
          <table:table-cell office:value-type="string" calcext:value-type="string">
            <text:p>NGRS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2 Halo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formula="of:=[.B5]^2*PI()/4" office:value-type="float" office:value="4.90873852123405" calcext:value-type="float">
            <text:p>4.90873852123405</text:p>
          </table:table-cell>
          <table:table-cell table:formula="of:=[.$E$16]/(4*PI()*([.D5]*1000000)^2)" office:value-type="float" office:value="445.113631014015" calcext:value-type="float">
            <text:p>4.451E+02</text:p>
          </table:table-cell>
          <table:table-cell table:formula="of:=[.$E$16]/(4*PI()*([.E5]*1000000)^2)" office:value-type="float" office:value="1.60240907165045" calcext:value-type="float">
            <text:p>1.602E+00</text:p>
          </table:table-cell>
          <table:table-cell table:formula="of:=[.$E$16]/(PI()*([.$D5]*1000000)^2)" office:value-type="float" office:value="1780.45452405606" calcext:value-type="float">
            <text:p>1.780E+03</text:p>
          </table:table-cell>
          <table:table-cell table:formula="of:=[.$E$16]/(PI()*([.$E5]*1000000)^2)" office:value-type="float" office:value="6.40963628660182" calcext:value-type="float">
            <text:p>6.410E+00</text:p>
          </table:table-cell>
          <table:table-cell table:formula="of:=[.$E$16]/(0.000004*([.$D5]*1000000)^2)" office:value-type="float" office:value="1398365713.20631" calcext:value-type="float">
            <text:p>1.398E+09</text:p>
          </table:table-cell>
          <table:table-cell table:formula="of:=[.$E$16]/(0.000004*([.$E5]*1000000)^2)" office:value-type="float" office:value="5034116.56754271" calcext:value-type="float">
            <text:p>5.034E+06</text:p>
          </table:table-cell>
          <table:table-cell table:formula="of:=[.$E$16]/(0.000001*([.$D5]*1000000)^2)" office:value-type="float" office:value="5593462852.82523" calcext:value-type="float">
            <text:p>5.593E+09</text:p>
          </table:table-cell>
          <table:table-cell table:formula="of:=[.$E$16]/(0.000001*([.$E5]*1000000)^2)" office:value-type="float" office:value="20136466.2701708" calcext:value-type="float">
            <text:p>2.014E+07</text:p>
          </table:table-cell>
          <table:table-cell table:formula="of:=[.$E$16]/(PI()/4*([.$D5]*1000000)^2)" office:value-type="float" office:value="7121.81809622424" calcext:value-type="float">
            <text:p>7.122E+03</text:p>
          </table:table-cell>
          <table:table-cell table:formula="of:=[.$E$16]/(PI()/4*([.$E5]*1000000)^2)" office:value-type="float" office:value="25.6385451464073" calcext:value-type="float">
            <text:p>2.564E+01</text:p>
          </table:table-cell>
          <table:table-cell table:formula="of:=[.$E$16]/(1*([.$D5]*1000000)^2)" office:value-type="float" office:value="5593.46285282523" calcext:value-type="float">
            <text:p>5.593E+03</text:p>
          </table:table-cell>
          <table:table-cell table:formula="of:=[.$E$16]/(1*([.$E5]*1000000)^2)" office:value-type="float" office:value="20.1364662701708" calcext:value-type="float">
            <text:p>2.014E+01</text:p>
          </table:table-cell>
        </table:table-row>
        <table:table-row table:style-name="ro1">
          <table:table-cell office:value-type="string" calcext:value-type="string">
            <text:p>LSST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L2 Halo</text:p>
          </table:table-cell>
          <table:table-cell table:number-columns-repeated="2" office:value-type="float" office:value="1500" calcext:value-type="float">
            <text:p>1500</text:p>
          </table:table-cell>
          <table:table-cell table:formula="of:=[.B6]^2*PI()/4" office:value-type="float" office:value="35.2565235549115" calcext:value-type="float">
            <text:p>35.2565235549115</text:p>
          </table:table-cell>
          <table:table-cell table:formula="of:=[.$E$16]/(4*PI()*([.D6]*1000000)^2)" office:value-type="float" office:value="0.178045452405606" calcext:value-type="float">
            <text:p>1.780E-01</text:p>
          </table:table-cell>
          <table:table-cell table:formula="of:=[.$E$16]/(4*PI()*([.E6]*1000000)^2)" office:value-type="float" office:value="0.178045452405606" calcext:value-type="float">
            <text:p>1.780E-01</text:p>
          </table:table-cell>
          <table:table-cell table:formula="of:=[.$E$16]/(PI()*([.$D6]*1000000)^2)" office:value-type="float" office:value="0.712181809622424" calcext:value-type="float">
            <text:p>7.122E-01</text:p>
          </table:table-cell>
          <table:table-cell table:formula="of:=[.$E$16]/(PI()*([.$E6]*1000000)^2)" office:value-type="float" office:value="0.712181809622424" calcext:value-type="float">
            <text:p>7.122E-01</text:p>
          </table:table-cell>
          <table:table-cell table:formula="of:=[.$E$16]/(0.000004*([.$D6]*1000000)^2)" office:value-type="float" office:value="559346.285282523" calcext:value-type="float">
            <text:p>5.593E+05</text:p>
          </table:table-cell>
          <table:table-cell table:formula="of:=[.$E$16]/(0.000004*([.$E6]*1000000)^2)" office:value-type="float" office:value="559346.285282523" calcext:value-type="float">
            <text:p>5.593E+05</text:p>
          </table:table-cell>
          <table:table-cell table:formula="of:=[.$E$16]/(0.000001*([.$D6]*1000000)^2)" office:value-type="float" office:value="2237385.14113009" calcext:value-type="float">
            <text:p>2.237E+06</text:p>
          </table:table-cell>
          <table:table-cell table:formula="of:=[.$E$16]/(0.000001*([.$E6]*1000000)^2)" office:value-type="float" office:value="2237385.14113009" calcext:value-type="float">
            <text:p>2.237E+06</text:p>
          </table:table-cell>
          <table:table-cell table:formula="of:=[.$E$16]/(PI()/4*([.$D6]*1000000)^2)" office:value-type="float" office:value="2.8487272384897" calcext:value-type="float">
            <text:p>2.849E+00</text:p>
          </table:table-cell>
          <table:table-cell table:formula="of:=[.$E$16]/(PI()/4*([.$E6]*1000000)^2)" office:value-type="float" office:value="2.8487272384897" calcext:value-type="float">
            <text:p>2.849E+00</text:p>
          </table:table-cell>
          <table:table-cell table:formula="of:=[.$E$16]/(1*([.$D6]*1000000)^2)" office:value-type="float" office:value="2.23738514113009" calcext:value-type="float">
            <text:p>2.237E+00</text:p>
          </table:table-cell>
          <table:table-cell table:formula="of:=[.$E$16]/(1*([.$E6]*1000000)^2)" office:value-type="float" office:value="2.23738514113009" calcext:value-type="float">
            <text:p>2.237E+00</text:p>
          </table:table-cell>
        </table:table-row>
        <table:table-row table:style-name="ro1">
          <table:table-cell office:value-type="string" calcext:value-type="string">
            <text:p>NSIFS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2 Halo</text:p>
          </table:table-cell>
          <table:table-cell table:number-columns-repeated="2" office:value-type="float" office:value="1500" calcext:value-type="float">
            <text:p>1500</text:p>
          </table:table-cell>
          <table:table-cell table:formula="of:=[.B7]^2*PI()/4" office:value-type="float" office:value="4.5238934211693" calcext:value-type="float">
            <text:p>4.5238934211693</text:p>
          </table:table-cell>
          <table:table-cell table:formula="of:=[.$E$16]/(4*PI()*([.D7]*1000000)^2)" office:value-type="float" office:value="0.178045452405606" calcext:value-type="float">
            <text:p>1.780E-01</text:p>
          </table:table-cell>
          <table:table-cell table:formula="of:=[.$E$16]/(4*PI()*([.E7]*1000000)^2)" office:value-type="float" office:value="0.178045452405606" calcext:value-type="float">
            <text:p>1.780E-01</text:p>
          </table:table-cell>
          <table:table-cell table:formula="of:=[.$E$16]/(PI()*([.$D7]*1000000)^2)" office:value-type="float" office:value="0.712181809622424" calcext:value-type="float">
            <text:p>7.122E-01</text:p>
          </table:table-cell>
          <table:table-cell table:formula="of:=[.$E$16]/(PI()*([.$E7]*1000000)^2)" office:value-type="float" office:value="0.712181809622424" calcext:value-type="float">
            <text:p>7.122E-01</text:p>
          </table:table-cell>
          <table:table-cell table:formula="of:=[.$E$16]/(0.000004*([.$D7]*1000000)^2)" office:value-type="float" office:value="559346.285282523" calcext:value-type="float">
            <text:p>5.593E+05</text:p>
          </table:table-cell>
          <table:table-cell table:formula="of:=[.$E$16]/(0.000004*([.$E7]*1000000)^2)" office:value-type="float" office:value="559346.285282523" calcext:value-type="float">
            <text:p>5.593E+05</text:p>
          </table:table-cell>
          <table:table-cell table:formula="of:=[.$E$16]/(0.000001*([.$D7]*1000000)^2)" office:value-type="float" office:value="2237385.14113009" calcext:value-type="float">
            <text:p>2.237E+06</text:p>
          </table:table-cell>
          <table:table-cell table:formula="of:=[.$E$16]/(0.000001*([.$E7]*1000000)^2)" office:value-type="float" office:value="2237385.14113009" calcext:value-type="float">
            <text:p>2.237E+06</text:p>
          </table:table-cell>
          <table:table-cell table:formula="of:=[.$E$16]/(PI()/4*([.$D7]*1000000)^2)" office:value-type="float" office:value="2.8487272384897" calcext:value-type="float">
            <text:p>2.849E+00</text:p>
          </table:table-cell>
          <table:table-cell table:formula="of:=[.$E$16]/(PI()/4*([.$E7]*1000000)^2)" office:value-type="float" office:value="2.8487272384897" calcext:value-type="float">
            <text:p>2.849E+00</text:p>
          </table:table-cell>
          <table:table-cell table:formula="of:=[.$E$16]/(1*([.$D7]*1000000)^2)" office:value-type="float" office:value="2.23738514113009" calcext:value-type="float">
            <text:p>2.237E+00</text:p>
          </table:table-cell>
          <table:table-cell table:formula="of:=[.$E$16]/(1*([.$E7]*1000000)^2)" office:value-type="float" office:value="2.23738514113009" calcext:value-type="float">
            <text:p>2.237E+00</text:p>
          </table:table-cell>
        </table:table-row>
        <table:table-row table:style-name="ro1">
          <table:table-cell office:value-type="string" calcext:value-type="string">
            <text:p>LSST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HEO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formula="of:=[.B8]^2*PI()/4" office:value-type="float" office:value="35.2565235549115" calcext:value-type="float">
            <text:p>35.2565235549115</text:p>
          </table:table-cell>
          <table:table-cell table:formula="of:=[.$E$16]/(4*PI()*([.D8]*1000000)^2)" office:value-type="float" office:value="400602.267912614" calcext:value-type="float">
            <text:p>4.006E+05</text:p>
          </table:table-cell>
          <table:table-cell table:formula="of:=[.$E$16]/(4*PI()*([.E8]*1000000)^2)" office:value-type="float" office:value="12.3642675281671" calcext:value-type="float">
            <text:p>1.236E+01</text:p>
          </table:table-cell>
          <table:table-cell table:formula="of:=[.$E$16]/(PI()*([.$D8]*1000000)^2)" office:value-type="float" office:value="1602409.07165045" calcext:value-type="float">
            <text:p>1.602E+06</text:p>
          </table:table-cell>
          <table:table-cell table:formula="of:=[.$E$16]/(PI()*([.$E8]*1000000)^2)" office:value-type="float" office:value="49.4570701126684" calcext:value-type="float">
            <text:p>4.946E+01</text:p>
          </table:table-cell>
          <table:table-cell table:formula="of:=[.$E$16]/(0.000004*([.$D8]*1000000)^2)" office:value-type="float" office:value="1258529141885.68" calcext:value-type="float">
            <text:p>1.259E+12</text:p>
          </table:table-cell>
          <table:table-cell table:formula="of:=[.$E$16]/(0.000004*([.$E8]*1000000)^2)" office:value-type="float" office:value="38843492.0335086" calcext:value-type="float">
            <text:p>3.884E+07</text:p>
          </table:table-cell>
          <table:table-cell table:formula="of:=[.$E$16]/(0.000001*([.$D8]*1000000)^2)" office:value-type="float" office:value="5034116567542.71" calcext:value-type="float">
            <text:p>5.034E+12</text:p>
          </table:table-cell>
          <table:table-cell table:formula="of:=[.$E$16]/(0.000001*([.$E8]*1000000)^2)" office:value-type="float" office:value="155373968.134034" calcext:value-type="float">
            <text:p>1.554E+08</text:p>
          </table:table-cell>
          <table:table-cell table:formula="of:=[.$E$16]/(PI()/4*([.$D8]*1000000)^2)" office:value-type="float" office:value="6409636.28660182" calcext:value-type="float">
            <text:p>6.410E+06</text:p>
          </table:table-cell>
          <table:table-cell table:formula="of:=[.$E$16]/(PI()/4*([.$E8]*1000000)^2)" office:value-type="float" office:value="197.828280450673" calcext:value-type="float">
            <text:p>1.978E+02</text:p>
          </table:table-cell>
          <table:table-cell table:formula="of:=[.$E$16]/(1*([.$D8]*1000000)^2)" office:value-type="float" office:value="5034116.56754271" calcext:value-type="float">
            <text:p>5.034E+06</text:p>
          </table:table-cell>
          <table:table-cell table:formula="of:=[.$E$16]/(1*([.$E8]*1000000)^2)" office:value-type="float" office:value="155.373968134034" calcext:value-type="float">
            <text:p>1.554E+02</text:p>
          </table:table-cell>
        </table:table-row>
        <table:table-row table:style-name="ro1">
          <table:table-cell office:value-type="string" calcext:value-type="string">
            <text:p>NSIFS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HEO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formula="of:=[.B9]^2*PI()/4" office:value-type="float" office:value="4.5238934211693" calcext:value-type="float">
            <text:p>4.5238934211693</text:p>
          </table:table-cell>
          <table:table-cell table:formula="of:=[.$E$16]/(4*PI()*([.D9]*1000000)^2)" office:value-type="float" office:value="400602.267912614" calcext:value-type="float">
            <text:p>4.006E+05</text:p>
          </table:table-cell>
          <table:table-cell table:formula="of:=[.$E$16]/(4*PI()*([.E9]*1000000)^2)" office:value-type="float" office:value="12.3642675281671" calcext:value-type="float">
            <text:p>1.236E+01</text:p>
          </table:table-cell>
          <table:table-cell table:formula="of:=[.$E$16]/(PI()*([.$D9]*1000000)^2)" office:value-type="float" office:value="1602409.07165045" calcext:value-type="float">
            <text:p>1.602E+06</text:p>
          </table:table-cell>
          <table:table-cell table:formula="of:=[.$E$16]/(PI()*([.$E9]*1000000)^2)" office:value-type="float" office:value="49.4570701126684" calcext:value-type="float">
            <text:p>4.946E+01</text:p>
          </table:table-cell>
          <table:table-cell table:formula="of:=[.$E$16]/(0.000004*([.$D9]*1000000)^2)" office:value-type="float" office:value="1258529141885.68" calcext:value-type="float">
            <text:p>1.259E+12</text:p>
          </table:table-cell>
          <table:table-cell table:formula="of:=[.$E$16]/(0.000004*([.$E9]*1000000)^2)" office:value-type="float" office:value="38843492.0335086" calcext:value-type="float">
            <text:p>3.884E+07</text:p>
          </table:table-cell>
          <table:table-cell table:formula="of:=[.$E$16]/(0.000001*([.$D9]*1000000)^2)" office:value-type="float" office:value="5034116567542.71" calcext:value-type="float">
            <text:p>5.034E+12</text:p>
          </table:table-cell>
          <table:table-cell table:formula="of:=[.$E$16]/(0.000001*([.$E9]*1000000)^2)" office:value-type="float" office:value="155373968.134034" calcext:value-type="float">
            <text:p>1.554E+08</text:p>
          </table:table-cell>
          <table:table-cell table:formula="of:=[.$E$16]/(PI()/4*([.$D9]*1000000)^2)" office:value-type="float" office:value="6409636.28660182" calcext:value-type="float">
            <text:p>6.410E+06</text:p>
          </table:table-cell>
          <table:table-cell table:formula="of:=[.$E$16]/(PI()/4*([.$E9]*1000000)^2)" office:value-type="float" office:value="197.828280450673" calcext:value-type="float">
            <text:p>1.978E+02</text:p>
          </table:table-cell>
          <table:table-cell table:formula="of:=[.$E$16]/(1*([.$D9]*1000000)^2)" office:value-type="float" office:value="5034116.56754271" calcext:value-type="float">
            <text:p>5.034E+06</text:p>
          </table:table-cell>
          <table:table-cell table:formula="of:=[.$E$16]/(1*([.$E9]*1000000)^2)" office:value-type="float" office:value="155.373968134034" calcext:value-type="float">
            <text:p>1.554E+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Max Flux 4π</text:p>
          </table:table-cell>
          <table:table-cell office:value-type="string" calcext:value-type="string">
            <text:p>Min Flux 4π</text:p>
          </table:table-cell>
          <table:table-cell office:value-type="string" calcext:value-type="string">
            <text:p>Max Flux π</text:p>
          </table:table-cell>
          <table:table-cell office:value-type="string" calcext:value-type="string">
            <text:p>Min Flux π</text:p>
          </table:table-cell>
          <table:table-cell office:value-type="string" calcext:value-type="string">
            <text:p>Max Flux 4e-6</text:p>
          </table:table-cell>
          <table:table-cell office:value-type="string" calcext:value-type="string">
            <text:p>Min Flux 4e-6</text:p>
          </table:table-cell>
          <table:table-cell office:value-type="string" calcext:value-type="string">
            <text:p>Max Flux 1e-6</text:p>
          </table:table-cell>
          <table:table-cell office:value-type="string" calcext:value-type="string">
            <text:p>Min Flux 1e-6</text:p>
          </table:table-cell>
          <table:table-cell office:value-type="string" calcext:value-type="string">
            <text:p>Max Flux π/4</text:p>
          </table:table-cell>
          <table:table-cell office:value-type="string" calcext:value-type="string">
            <text:p>Min Flux π/4</text:p>
          </table:table-cell>
          <table:table-cell office:value-type="string" calcext:value-type="string">
            <text:p>Max Flux 1</text:p>
          </table:table-cell>
          <table:table-cell office:value-type="string" calcext:value-type="string">
            <text:p>Min Flux 1</text:p>
          </table:table-cell>
        </table:table-row>
        <table:table-row table:style-name="ro1">
          <table:table-cell table:number-columns-repeated="6"/>
          <table:table-cell table:formula="of:=[.G4]*[.$F4]" office:value-type="float" office:value="14770.2378457416" calcext:value-type="float">
            <text:p>1.477E+04</text:p>
          </table:table-cell>
          <table:table-cell table:formula="of:=[.H4]*[.$F4]" office:value-type="float" office:value="53.1728562446699" calcext:value-type="float">
            <text:p>5.317E+01</text:p>
          </table:table-cell>
          <table:table-cell table:formula="of:=[.I4]*[.$F4]" office:value-type="float" office:value="59080.9513829665" calcext:value-type="float">
            <text:p>5.908E+04</text:p>
          </table:table-cell>
          <table:table-cell table:formula="of:=[.J4]*[.$F4]" office:value-type="float" office:value="212.691424978679" calcext:value-type="float">
            <text:p>2.127E+02</text:p>
          </table:table-cell>
          <table:table-cell table:formula="of:=[.K4]*[.$F4]" office:value-type="float" office:value="46402070707.9558" calcext:value-type="float">
            <text:p>4.640E+10</text:p>
          </table:table-cell>
          <table:table-cell table:formula="of:=[.L4]*[.$F4]" office:value-type="float" office:value="167047454.548641" calcext:value-type="float">
            <text:p>1.670E+08</text:p>
          </table:table-cell>
          <table:table-cell table:formula="of:=[.M4]*[.$F4]" office:value-type="float" office:value="185608282831.823" calcext:value-type="float">
            <text:p>1.856E+11</text:p>
          </table:table-cell>
          <table:table-cell table:formula="of:=[.N4]*[.$F4]" office:value-type="float" office:value="668189818.194564" calcext:value-type="float">
            <text:p>6.682E+08</text:p>
          </table:table-cell>
          <table:table-cell table:formula="of:=[.O4]*[.$F4]" office:value-type="float" office:value="236323.805531866" calcext:value-type="float">
            <text:p>2.363E+05</text:p>
          </table:table-cell>
          <table:table-cell table:formula="of:=[.P4]*[.$F4]" office:value-type="float" office:value="850.765699914718" calcext:value-type="float">
            <text:p>8.508E+02</text:p>
          </table:table-cell>
          <table:table-cell table:formula="of:=[.Q4]*[.$F4]" office:value-type="float" office:value="185608.282831823" calcext:value-type="float">
            <text:p>1.856E+05</text:p>
          </table:table-cell>
          <table:table-cell table:formula="of:=[.R4]*[.$F4]" office:value-type="float" office:value="668.189818194564" calcext:value-type="float">
            <text:p>6.682E+02</text:p>
          </table:table-cell>
        </table:table-row>
        <table:table-row table:style-name="ro1">
          <table:table-cell table:number-columns-repeated="6"/>
          <table:table-cell table:formula="of:=[.G5]*[.$F5]" office:value-type="float" office:value="2184.94642688486" calcext:value-type="float">
            <text:p>2.185E+03</text:p>
          </table:table-cell>
          <table:table-cell table:formula="of:=[.H5]*[.$F5]" office:value-type="float" office:value="7.86580713678548" calcext:value-type="float">
            <text:p>7.866E+00</text:p>
          </table:table-cell>
          <table:table-cell table:formula="of:=[.I5]*[.$F5]" office:value-type="float" office:value="8739.78570753943" calcext:value-type="float">
            <text:p>8.740E+03</text:p>
          </table:table-cell>
          <table:table-cell table:formula="of:=[.J5]*[.$F5]" office:value-type="float" office:value="31.4632285471419" calcext:value-type="float">
            <text:p>3.146E+01</text:p>
          </table:table-cell>
          <table:table-cell table:formula="of:=[.K5]*[.$F5]" office:value-type="float" office:value="6864211643.18873" calcext:value-type="float">
            <text:p>6.864E+09</text:p>
          </table:table-cell>
          <table:table-cell table:formula="of:=[.L5]*[.$F5]" office:value-type="float" office:value="24711161.9154794" calcext:value-type="float">
            <text:p>2.471E+07</text:p>
          </table:table-cell>
          <table:table-cell table:formula="of:=[.M5]*[.$F5]" office:value-type="float" office:value="27456846572.7549" calcext:value-type="float">
            <text:p>2.746E+10</text:p>
          </table:table-cell>
          <table:table-cell table:formula="of:=[.N5]*[.$F5]" office:value-type="float" office:value="98844647.6619178" calcext:value-type="float">
            <text:p>9.884E+07</text:p>
          </table:table-cell>
          <table:table-cell table:formula="of:=[.O5]*[.$F5]" office:value-type="float" office:value="34959.1428301577" calcext:value-type="float">
            <text:p>3.496E+04</text:p>
          </table:table-cell>
          <table:table-cell table:formula="of:=[.P5]*[.$F5]" office:value-type="float" office:value="125.852914188568" calcext:value-type="float">
            <text:p>1.259E+02</text:p>
          </table:table-cell>
          <table:table-cell table:formula="of:=[.Q5]*[.$F5]" office:value-type="float" office:value="27456.8465727549" calcext:value-type="float">
            <text:p>2.746E+04</text:p>
          </table:table-cell>
          <table:table-cell table:formula="of:=[.R5]*[.$F5]" office:value-type="float" office:value="98.8446476619177" calcext:value-type="float">
            <text:p>9.884E+01</text:p>
          </table:table-cell>
        </table:table-row>
        <table:table-row table:style-name="ro1">
          <table:table-cell table:number-columns-repeated="6"/>
          <table:table-cell table:formula="of:=[.G6]*[.$F6]" office:value-type="float" office:value="6.27726368658312" calcext:value-type="float">
            <text:p>6.277E+00</text:p>
          </table:table-cell>
          <table:table-cell table:formula="of:=[.H6]*[.$F6]" office:value-type="float" office:value="6.27726368658312" calcext:value-type="float">
            <text:p>6.277E+00</text:p>
          </table:table-cell>
          <table:table-cell table:formula="of:=[.I6]*[.$F6]" office:value-type="float" office:value="25.1090547463325" calcext:value-type="float">
            <text:p>2.511E+01</text:p>
          </table:table-cell>
          <table:table-cell table:formula="of:=[.J6]*[.$F6]" office:value-type="float" office:value="25.1090547463325" calcext:value-type="float">
            <text:p>2.511E+01</text:p>
          </table:table-cell>
          <table:table-cell table:formula="of:=[.K6]*[.$F6]" office:value-type="float" office:value="19720605.4824155" calcext:value-type="float">
            <text:p>1.972E+07</text:p>
          </table:table-cell>
          <table:table-cell table:formula="of:=[.L6]*[.$F6]" office:value-type="float" office:value="19720605.4824155" calcext:value-type="float">
            <text:p>1.972E+07</text:p>
          </table:table-cell>
          <table:table-cell table:formula="of:=[.M6]*[.$F6]" office:value-type="float" office:value="78882421.929662" calcext:value-type="float">
            <text:p>7.888E+07</text:p>
          </table:table-cell>
          <table:table-cell table:formula="of:=[.N6]*[.$F6]" office:value-type="float" office:value="78882421.929662" calcext:value-type="float">
            <text:p>7.888E+07</text:p>
          </table:table-cell>
          <table:table-cell table:formula="of:=[.O6]*[.$F6]" office:value-type="float" office:value="100.43621898533" calcext:value-type="float">
            <text:p>1.004E+02</text:p>
          </table:table-cell>
          <table:table-cell table:formula="of:=[.P6]*[.$F6]" office:value-type="float" office:value="100.43621898533" calcext:value-type="float">
            <text:p>1.004E+02</text:p>
          </table:table-cell>
          <table:table-cell table:formula="of:=[.Q6]*[.$F6]" office:value-type="float" office:value="78.882421929662" calcext:value-type="float">
            <text:p>7.888E+01</text:p>
          </table:table-cell>
          <table:table-cell table:formula="of:=[.R6]*[.$F6]" office:value-type="float" office:value="78.882421929662" calcext:value-type="float">
            <text:p>7.888E+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λ (m)</text:p>
          </table:table-cell>
          <table:table-cell office:value-type="string" calcext:value-type="string">
            <text:p>photons emitted</text:p>
          </table:table-cell>
          <table:table-cell/>
          <table:table-cell table:formula="of:=[.G7]*[.$F7]" office:value-type="float" office:value="0.805458650806833" calcext:value-type="float">
            <text:p>8.055E-01</text:p>
          </table:table-cell>
          <table:table-cell table:formula="of:=[.H7]*[.$F7]" office:value-type="float" office:value="0.805458650806833" calcext:value-type="float">
            <text:p>8.055E-01</text:p>
          </table:table-cell>
          <table:table-cell table:formula="of:=[.I7]*[.$F7]" office:value-type="float" office:value="3.22183460322733" calcext:value-type="float">
            <text:p>3.222E+00</text:p>
          </table:table-cell>
          <table:table-cell table:formula="of:=[.J7]*[.$F7]" office:value-type="float" office:value="3.22183460322733" calcext:value-type="float">
            <text:p>3.222E+00</text:p>
          </table:table-cell>
          <table:table-cell table:formula="of:=[.K7]*[.$F7]" office:value-type="float" office:value="2530422.98014509" calcext:value-type="float">
            <text:p>2.530E+06</text:p>
          </table:table-cell>
          <table:table-cell table:formula="of:=[.L7]*[.$F7]" office:value-type="float" office:value="2530422.98014509" calcext:value-type="float">
            <text:p>2.530E+06</text:p>
          </table:table-cell>
          <table:table-cell table:formula="of:=[.M7]*[.$F7]" office:value-type="float" office:value="10121691.9205804" calcext:value-type="float">
            <text:p>1.012E+07</text:p>
          </table:table-cell>
          <table:table-cell table:formula="of:=[.N7]*[.$F7]" office:value-type="float" office:value="10121691.9205804" calcext:value-type="float">
            <text:p>1.012E+07</text:p>
          </table:table-cell>
          <table:table-cell table:formula="of:=[.O7]*[.$F7]" office:value-type="float" office:value="12.8873384129093" calcext:value-type="float">
            <text:p>1.289E+01</text:p>
          </table:table-cell>
          <table:table-cell table:formula="of:=[.P7]*[.$F7]" office:value-type="float" office:value="12.8873384129093" calcext:value-type="float">
            <text:p>1.289E+01</text:p>
          </table:table-cell>
          <table:table-cell table:formula="of:=[.Q7]*[.$F7]" office:value-type="float" office:value="10.1216919205804" calcext:value-type="float">
            <text:p>1.012E+01</text:p>
          </table:table-cell>
          <table:table-cell table:formula="of:=[.R7]*[.$F7]" office:value-type="float" office:value="10.1216919205804" calcext:value-type="float">
            <text:p>1.012E+01</text:p>
          </table:table-cell>
        </table:table-row>
        <table:table-row table:style-name="ro1">
          <table:table-cell office:value-type="float" office:value="299792458" calcext:value-type="float">
            <text:p>299792458</text:p>
          </table:table-cell>
          <table:table-cell table:style-name="ce1" office:value-type="float" office:value="6.62607015E-034" calcext:value-type="float">
            <text:p>6.62607015E-3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1" calcext:value-type="float">
            <text:p>1.00E-06</text:p>
          </table:table-cell>
          <table:table-cell table:formula="of:=[.C16]*[.D16]/([.A16]*[.B16])" office:value-type="float" office:value="5.03411656754271E+018" calcext:value-type="float">
            <text:p>5.03411656754271E+018</text:p>
          </table:table-cell>
          <table:table-cell/>
          <table:table-cell table:formula="of:=[.G8]*[.$F8]" office:value-type="float" office:value="14123843.294812" calcext:value-type="float">
            <text:p>1.412E+07</text:p>
          </table:table-cell>
          <table:table-cell table:formula="of:=[.H8]*[.$F8]" office:value-type="float" office:value="435.92108934605" calcext:value-type="float">
            <text:p>4.359E+02</text:p>
          </table:table-cell>
          <table:table-cell table:formula="of:=[.I8]*[.$F8]" office:value-type="float" office:value="56495373.1792481" calcext:value-type="float">
            <text:p>5.650E+07</text:p>
          </table:table-cell>
          <table:table-cell table:formula="of:=[.J8]*[.$F8]" office:value-type="float" office:value="1743.6843573842" calcext:value-type="float">
            <text:p>1.744E+03</text:p>
          </table:table-cell>
          <table:table-cell table:formula="of:=[.K8]*[.$F8]" office:value-type="float" office:value="44371362335434.9" calcext:value-type="float">
            <text:p>4.437E+13</text:p>
          </table:table-cell>
          <table:table-cell table:formula="of:=[.L8]*[.$F8]" office:value-type="float" office:value="1369486491.83441" calcext:value-type="float">
            <text:p>1.369E+09</text:p>
          </table:table-cell>
          <table:table-cell table:formula="of:=[.M8]*[.$F8]" office:value-type="float" office:value="177485449341740" calcext:value-type="float">
            <text:p>1.775E+14</text:p>
          </table:table-cell>
          <table:table-cell table:formula="of:=[.N8]*[.$F8]" office:value-type="float" office:value="5477945967.33764" calcext:value-type="float">
            <text:p>5.478E+09</text:p>
          </table:table-cell>
          <table:table-cell table:formula="of:=[.O8]*[.$F8]" office:value-type="float" office:value="225981492.716992" calcext:value-type="float">
            <text:p>2.260E+08</text:p>
          </table:table-cell>
          <table:table-cell table:formula="of:=[.P8]*[.$F8]" office:value-type="float" office:value="6974.7374295368" calcext:value-type="float">
            <text:p>6.975E+03</text:p>
          </table:table-cell>
          <table:table-cell table:formula="of:=[.Q8]*[.$F8]" office:value-type="float" office:value="177485449.34174" calcext:value-type="float">
            <text:p>1.775E+08</text:p>
          </table:table-cell>
          <table:table-cell table:formula="of:=[.R8]*[.$F8]" office:value-type="float" office:value="5477.94596733764" calcext:value-type="float">
            <text:p>5.478E+03</text:p>
          </table:table-cell>
        </table:table-row>
        <table:table-row table:style-name="ro1">
          <table:table-cell table:number-columns-repeated="6"/>
          <table:table-cell table:formula="of:=[.G9]*[.$F9]" office:value-type="float" office:value="1812281.96431538" calcext:value-type="float">
            <text:p>1.812E+06</text:p>
          </table:table-cell>
          <table:table-cell table:formula="of:=[.H9]*[.$F9]" office:value-type="float" office:value="55.9346285282523" calcext:value-type="float">
            <text:p>5.593E+01</text:p>
          </table:table-cell>
          <table:table-cell table:formula="of:=[.I9]*[.$F9]" office:value-type="float" office:value="7249127.8572615" calcext:value-type="float">
            <text:p>7.249E+06</text:p>
          </table:table-cell>
          <table:table-cell table:formula="of:=[.J9]*[.$F9]" office:value-type="float" office:value="223.738514113009" calcext:value-type="float">
            <text:p>2.237E+02</text:p>
          </table:table-cell>
          <table:table-cell table:formula="of:=[.K9]*[.$F9]" office:value-type="float" office:value="5693451705326.46" calcext:value-type="float">
            <text:p>5.693E+12</text:p>
          </table:table-cell>
          <table:table-cell table:formula="of:=[.L9]*[.$F9]" office:value-type="float" office:value="175723818.065632" calcext:value-type="float">
            <text:p>1.757E+08</text:p>
          </table:table-cell>
          <table:table-cell table:formula="of:=[.M9]*[.$F9]" office:value-type="float" office:value="22773806821305.9" calcext:value-type="float">
            <text:p>2.277E+13</text:p>
          </table:table-cell>
          <table:table-cell table:formula="of:=[.N9]*[.$F9]" office:value-type="float" office:value="702895272.262526" calcext:value-type="float">
            <text:p>7.029E+08</text:p>
          </table:table-cell>
          <table:table-cell table:formula="of:=[.O9]*[.$F9]" office:value-type="float" office:value="28996511.429046" calcext:value-type="float">
            <text:p>2.900E+07</text:p>
          </table:table-cell>
          <table:table-cell table:formula="of:=[.P9]*[.$F9]" office:value-type="float" office:value="894.954056452037" calcext:value-type="float">
            <text:p>8.950E+02</text:p>
          </table:table-cell>
          <table:table-cell table:formula="of:=[.Q9]*[.$F9]" office:value-type="float" office:value="22773806.8213059" calcext:value-type="float">
            <text:p>2.277E+07</text:p>
          </table:table-cell>
          <table:table-cell table:formula="of:=[.R9]*[.$F9]" office:value-type="float" office:value="702.895272262526" calcext:value-type="float">
            <text:p>7.029E+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2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5:16:13.525345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6:31:25.423834971</meta:creation-date>
    <dc:date>2020-11-10T14:54:08.158520329</dc:date>
    <meta:editing-duration>PT1H17M45S</meta:editing-duration>
    <meta:editing-cycles>5</meta:editing-cycles>
    <meta:generator>LibreOffice/6.0.7.3$Linux_X86_64 LibreOffice_project/00m0$Build-3</meta:generator>
    <meta:document-statistic meta:table-count="2" meta:cell-count="293" meta:object-count="0"/>
  </office:meta>
</office:document-meta>
</file>